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P2" style:family="paragraph" style:parent-style-name="Standard">
      <style:text-properties officeooo:rsid="00123363" officeooo:paragraph-rsid="00123363"/>
    </style:style>
    <style:style style:name="P3" style:family="paragraph" style:parent-style-name="Standard">
      <style:text-properties officeooo:rsid="00123363" officeooo:paragraph-rsid="0013a9bc"/>
    </style:style>
    <style:style style:name="P4" style:family="paragraph" style:parent-style-name="Standard">
      <style:text-properties officeooo:rsid="00133d8a" officeooo:paragraph-rsid="00133d8a"/>
    </style:style>
    <style:style style:name="P5" style:family="paragraph" style:parent-style-name="Standard">
      <style:text-properties officeooo:rsid="00133d8a" officeooo:paragraph-rsid="0013a9bc"/>
    </style:style>
    <style:style style:name="P6" style:family="paragraph" style:parent-style-name="Standard">
      <style:text-properties officeooo:rsid="0013a9bc" officeooo:paragraph-rsid="0013a9bc"/>
    </style:style>
    <style:style style:name="P7" style:family="paragraph" style:parent-style-name="Standard">
      <style:text-properties officeooo:rsid="0013a9bc" officeooo:paragraph-rsid="0016166f"/>
    </style:style>
    <style:style style:name="P8" style:family="paragraph" style:parent-style-name="Standard">
      <style:text-properties officeooo:rsid="0016166f" officeooo:paragraph-rsid="0016166f"/>
    </style:style>
    <style:style style:name="P9" style:family="paragraph" style:parent-style-name="Standard">
      <style:text-properties officeooo:rsid="0016166f" officeooo:paragraph-rsid="00168ab6"/>
    </style:style>
    <style:style style:name="P10" style:family="paragraph" style:parent-style-name="Standard">
      <style:text-properties officeooo:rsid="00123363" officeooo:paragraph-rsid="0013a9bc"/>
    </style:style>
    <style:style style:name="P11" style:family="paragraph" style:parent-style-name="Standard">
      <style:text-properties officeooo:rsid="00123363" officeooo:paragraph-rsid="00168ab6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officeooo:rsid="0013a9bc"/>
    </style:style>
    <style:style style:name="T3" style:family="text">
      <style:text-properties officeooo:rsid="00168a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1. PROGRAM 1</text:p>
      <text:p text:style-name="P2">#printing name</text:p>
      <text:p text:style-name="P2">print("my name is varsha")</text:p>
      <text:p text:style-name="P2">print("i am studying in cmru")</text:p>
      <text:p text:style-name="P2"/>
      <text:p text:style-name="P2">OUTPUT:</text:p>
      <text:p text:style-name="P2">my name is varsha</text:p>
      <text:p text:style-name="P2">i am studying in cmru</text:p>
      <text:p text:style-name="P2"/>
      <text:p text:style-name="P2"/>
      <text:p text:style-name="P2">2. PROGRAM 2</text:p>
      <text:p text:style-name="P2">#cl.py</text:p>
      <text:p text:style-name="P2">print("varsha")</text:p>
      <text:p text:style-name="P2">print("cmr university is located in bagalur")</text:p>
      <text:p text:style-name="P2">print("it has a beautiful and peaceful atmosphere")</text:p>
      <text:p text:style-name="P2"/>
      <text:p text:style-name="P2">OUTPUT:</text:p>
      <text:p text:style-name="P2">varsha</text:p>
      <text:p text:style-name="P2">cmr university is located in bagalur</text:p>
      <text:p text:style-name="P2">it has a beautiful and peaceful atmosphere</text:p>
      <text:p text:style-name="P3"/>
      <text:p text:style-name="P3"/>
      <text:p text:style-name="P5"><text:span text:style-name="T2">3</text:span>. PROGRAM <text:span text:style-name="T2">3</text:span></text:p>
      <text:p text:style-name="P3">#add.py</text:p>
      <text:p text:style-name="P3">a=25</text:p>
      <text:p text:style-name="P3">b=75</text:p>
      <text:p text:style-name="P3">print("value of a is:")</text:p>
      <text:p text:style-name="P3">print(a)</text:p>
      <text:p text:style-name="P3">print("value of b is")</text:p>
      <text:p text:style-name="P3">print(b)</text:p>
      <text:p text:style-name="P3">c=a+b</text:p>
      <text:p text:style-name="P3">print("result=")</text:p>
      <text:p text:style-name="P3">print(c)</text:p>
      <text:p text:style-name="P3"/>
      <text:p text:style-name="P7">OUTPUT:</text:p>
      <text:p text:style-name="P7">value of a is:</text:p>
      <text:p text:style-name="P6">25</text:p>
      <text:p text:style-name="P6">value of b is</text:p>
      <text:p text:style-name="P6">75</text:p>
      <text:p text:style-name="P6">result=</text:p>
      <text:p text:style-name="P6">100</text:p>
      <text:p text:style-name="P6"/>
      <text:p text:style-name="P6"/>
      <text:p text:style-name="P3"><text:span text:style-name="T2">4</text:span>. PROGRAM <text:span text:style-name="T2">4</text:span></text:p>
      <text:p text:style-name="P3">#sub.py</text:p>
      <text:p text:style-name="P3">a=100</text:p>
      <text:p text:style-name="P3">b=50</text:p>
      <text:p text:style-name="P3">c=35</text:p>
      <text:p text:style-name="P3">print("values of a is")</text:p>
      <text:p text:style-name="P3">print(a)</text:p>
      <text:p text:style-name="P3">print("values of b is")</text:p>
      <text:p text:style-name="P3">print(b)</text:p>
      <text:p text:style-name="P3">print("values of c is")</text:p>
      <text:p text:style-name="P3"><text:soft-page-break/>print(c)</text:p>
      <text:p text:style-name="P3">d=a-b-c</text:p>
      <text:p text:style-name="P3">print("result",d)</text:p>
      <text:p text:style-name="P3">print("substraction of ",a,b,"and",c,"is",x)</text:p>
      <text:p text:style-name="P3"/>
      <text:p text:style-name="P3">OUTPUT:</text:p>
      <text:p text:style-name="P3">values of a is</text:p>
      <text:p text:style-name="P3">100</text:p>
      <text:p text:style-name="P3">values of b is</text:p>
      <text:p text:style-name="P3">50</text:p>
      <text:p text:style-name="P3">values of c is</text:p>
      <text:p text:style-name="P3">35</text:p>
      <text:p text:style-name="P3">result 15</text:p>
      <text:p text:style-name="P3"/>
      <text:p text:style-name="P11"/>
      <text:p text:style-name="P9"><text:span text:style-name="T3">5</text:span>. PROGRAM <text:span text:style-name="T3">5</text:span></text:p>
      <text:p text:style-name="P9">#multi.py</text:p>
      <text:p text:style-name="P9">a=25</text:p>
      <text:p text:style-name="P9">b=75</text:p>
      <text:p text:style-name="P9">c=100</text:p>
      <text:p text:style-name="P9">print("value of a is:")</text:p>
      <text:p text:style-name="P9">print(a)</text:p>
      <text:p text:style-name="P9">print("value of b is")</text:p>
      <text:p text:style-name="P9">print(b)</text:p>
      <text:p text:style-name="P9">print("value of c is")</text:p>
      <text:p text:style-name="P9">d=a*b*c</text:p>
      <text:p text:style-name="P9">print("result=")</text:p>
      <text:p text:style-name="P9">print(d)</text:p>
      <text:p text:style-name="P9"/>
      <text:p text:style-name="P9">OUTPUT:</text:p>
      <text:p text:style-name="P9">value of a is:</text:p>
      <text:p text:style-name="P9">25</text:p>
      <text:p text:style-name="P9">value of b is</text:p>
      <text:p text:style-name="P9">75</text:p>
      <text:p text:style-name="P9">value of c is</text:p>
      <text:p text:style-name="P9">result=</text:p>
      <text:p text:style-name="P9">187500</text:p>
      <text:p text:style-name="P3"/>
      <text:p text:style-name="P3"/>
      <text:p text:style-name="P5"><text:span text:style-name="T3">6</text:span>. PROGRAM <text:span text:style-name="T3">6</text:span></text:p>
      <text:p text:style-name="P5">#printing values </text:p>
      <text:p text:style-name="P5">a=50</text:p>
      <text:p text:style-name="P5">b=100</text:p>
      <text:p text:style-name="P5">c=25</text:p>
      <text:p text:style-name="P5">p=a+b+c</text:p>
      <text:p text:style-name="P5">print(p)</text:p>
      <text:p text:style-name="P5">q=a-b-c</text:p>
      <text:p text:style-name="P5">print(q)</text:p>
      <text:p text:style-name="P5">r=a*b*c</text:p>
      <text:p text:style-name="P5">print(r)</text:p>
      <text:p text:style-name="P5">s=a/b/c</text:p>
      <text:p text:style-name="P5">print(s)</text:p>
      <text:p text:style-name="P5">print("addition=",p,"\nsubstraction=",q,"\nmultiplication=",r,"\ndivision=",s)</text:p>
      <text:p text:style-name="P5"/>
      <text:p text:style-name="P5">OUTPUT:</text:p>
      <text:p text:style-name="P5"><text:soft-page-break/>175</text:p>
      <text:p text:style-name="P5">-75</text:p>
      <text:p text:style-name="P5">125000</text:p>
      <text:p text:style-name="P5">0.02</text:p>
      <text:p text:style-name="P5">addition= 175 </text:p>
      <text:p text:style-name="P5">substraction= -75 </text:p>
      <text:p text:style-name="P5">multiplication= 125000 </text:p>
      <text:p text:style-name="P5">division= 0.02</text:p>
      <text:p text:style-name="P3">values of a is</text:p>
      <text:p text:style-name="P3">100</text:p>
      <text:p text:style-name="P3">values of b is</text:p>
      <text:p text:style-name="P3">50</text:p>
      <text:p text:style-name="P3">values of c is</text:p>
      <text:p text:style-name="P3">35</text:p>
      <text:p text:style-name="P3">result 15</text:p>
      <text:p text:style-name="P3"/>
      <text:p text:style-name="P3"/>
      <text:p text:style-name="P2"><text:span text:style-name="T2">7</text:span>. PROGRAM <text:span text:style-name="T2">7</text:span></text:p>
      <text:p text:style-name="P2">#mathop</text:p>
      <text:p text:style-name="P2">x=int(input("enter a number: "))</text:p>
      <text:p text:style-name="P2">y=int(input("enter a number: "))</text:p>
      <text:p text:style-name="P2">print(x ,"+" ,y ,"=" ,x+y)</text:p>
      <text:p text:style-name="P2">print(x ,"-" ,y ,"=" ,x-y)</text:p>
      <text:p text:style-name="P2">print(x ,"/" ,y ,"=" ,x/y)</text:p>
      <text:p text:style-name="P2"/>
      <text:p text:style-name="P2">OUTPUT:</text:p>
      <text:p text:style-name="P2">enter a number: 90</text:p>
      <text:p text:style-name="P2">enter a number: 80</text:p>
      <text:p text:style-name="P2">90 + 80 = 170</text:p>
      <text:p text:style-name="P2">90 - 80 = 10</text:p>
      <text:p text:style-name="P2">90 / 80 = 1.125</text:p>
      <text:p text:style-name="P2"/>
      <text:p text:style-name="P2"/>
      <text:p text:style-name="P2"><text:span text:style-name="T2">8</text:span>. PROGRAM <text:span text:style-name="T2">8</text:span></text:p>
      <text:p text:style-name="P2">#find greatest of two numbers</text:p>
      <text:p text:style-name="P2">a=int(input("enter the value of a: "))</text:p>
      <text:p text:style-name="P2">b=int(input("enter the value of b: "))</text:p>
      <text:p text:style-name="P2">#checking the condition </text:p>
      <text:p text:style-name="P2">if(a&gt;b):</text:p>
      <text:p text:style-name="P2"><text:s text:c="7"/>print("a is greater than b")</text:p>
      <text:p text:style-name="P2"/>
      <text:p text:style-name="P2">OUTPUT:</text:p>
      <text:p text:style-name="P2">enter the value of a: 75</text:p>
      <text:p text:style-name="P2">enter the value of b: 25</text:p>
      <text:p text:style-name="P2">a is greater than b</text:p>
      <text:p text:style-name="P2"/>
      <text:p text:style-name="P2"/>
      <text:p text:style-name="P2"><text:span text:style-name="T2">9</text:span>. PROGRAM <text:span text:style-name="T2">9</text:span></text:p>
      <text:p text:style-name="P2">#find greatest of two numbers</text:p>
      <text:p text:style-name="P2">a=int(input("enter the value of a: "))</text:p>
      <text:p text:style-name="P2">b=int(input("enter the value of b: "))</text:p>
      <text:p text:style-name="P2">if(a&gt;b):</text:p>
      <text:p text:style-name="P2"><text:tab/>print("a is greater than b")</text:p>
      <text:p text:style-name="P2">else:</text:p>
      <text:p text:style-name="P2"><text:tab/>print("b is greater than a")</text:p>
      <text:p text:style-name="P2"><text:soft-page-break/></text:p>
      <text:p text:style-name="P2">OUTPUT:</text:p>
      <text:p text:style-name="P2">enter the value of a: 35</text:p>
      <text:p text:style-name="P2">enter the value of b: 50</text:p>
      <text:p text:style-name="P2">b is greater than a</text:p>
      <text:p text:style-name="P4"/>
      <text:p text:style-name="P4"/>
      <text:p text:style-name="P4"><text:span text:style-name="T2">10</text:span>. PROGRAM <text:span text:style-name="T2">10</text:span></text:p>
      <text:p text:style-name="P4">#checking the grades</text:p>
      <text:p text:style-name="P4">marks=95</text:p>
      <text:p text:style-name="P4">if(marks&gt;=90):</text:p>
      <text:p text:style-name="P4"><text:tab/>print("A")</text:p>
      <text:p text:style-name="P4">elif(marks&gt;=80):</text:p>
      <text:p text:style-name="P4"><text:tab/>print("B")</text:p>
      <text:p text:style-name="P4">elif(marks&gt;=70):</text:p>
      <text:p text:style-name="P4"><text:tab/>print("C")</text:p>
      <text:p text:style-name="P4">elif(marks&gt;=60):</text:p>
      <text:p text:style-name="P4"><text:tab/>print("D")</text:p>
      <text:p text:style-name="P4">elif(marks&gt;=50):</text:p>
      <text:p text:style-name="P4"><text:tab/>print("E")</text:p>
      <text:p text:style-name="P4">else:</text:p>
      <text:p text:style-name="P4"><text:tab/>print("fail")</text:p>
      <text:p text:style-name="P4"/>
      <text:p text:style-name="P4">OUTPUT:</text:p>
      <text:p text:style-name="P4">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MT1" style:family="text">
      <style:text-properties fo:font-size="13pt" style:font-size-asian="11.3500003814697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MING <text:s/>WITH <text:s/>PYTHON <text:s text:c="53"/><text:span text:style-name="MT1">VARSHA.S.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14:33.392133954</meta:creation-date>
    <dc:date>2018-09-26T14:52:59.006825705</dc:date>
    <meta:editing-duration>PT25M30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4" meta:paragraph-count="161" meta:word-count="395" meta:character-count="2368" meta:non-whitespace-character-count="2058"/>
  </office:meta>
</office:document-meta>
</file>